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2c6" officeooo:paragraph-rsid="000754f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d2c6" officeooo:paragraph-rsid="000754f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754f3" officeooo:paragraph-rsid="000754f3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754f3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487cm" fo:min-width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94cm" draw:marker-end-width="0.494cm" draw:fill="none" draw:textarea-horizontal-align="justify" draw:textarea-vertical-align="middle" draw:auto-grow-height="false" fo:min-height="22.722cm" fo:min-width="10.47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91cm" fo:min-width="6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<text:span text:style-name="T1">s cas d’utilisation</text:span></text:p>
      <text:p text:style-name="P2"><draw:custom-shape text:anchor-type="paragraph" draw:z-index="6" draw:name="Forme3" draw:style-name="gr3" draw:text-style-name="P6" svg:width="10.526cm" svg:height="22.773cm" svg:x="2.921cm" svg:y="0.642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<draw:line text:anchor-type="paragraph" draw:z-index="0" draw:name="Forme1" draw:style-name="gr1" draw:text-style-name="P4" svg:x1="0.187cm" svg:y1="6.17cm" svg:x2="-0.236cm" svg:y2="7.334cm"><text:p/></draw:line><draw:line text:anchor-type="paragraph" draw:z-index="2" draw:name="Forme1" draw:style-name="gr1" draw:text-style-name="P4" svg:x1="0.187cm" svg:y1="5.239cm" svg:x2="0.187cm" svg:y2="6.17cm"><text:p/></draw:line><draw:line text:anchor-type="paragraph" draw:z-index="3" draw:name="Forme1" draw:style-name="gr1" draw:text-style-name="P4" svg:x1="-0.215cm" svg:y1="6.17cm" svg:x2="0.187cm" svg:y2="5.408cm"><text:p/></draw:line><draw:line text:anchor-type="paragraph" draw:z-index="4" draw:name="Forme1" draw:style-name="gr1" draw:text-style-name="P4" svg:x1="0.674cm" svg:y1="6.043cm" svg:x2="0.187cm" svg:y2="5.408cm"><text:p/></draw:line><draw:custom-shape text:anchor-type="paragraph" draw:z-index="7" draw:name="Forme4" draw:style-name="gr4" draw:text-style-name="P5" svg:width="9.579cm" svg:height="1.285cm" svg:x="3.485cm" svg:y="0.9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4" draw:style-name="gr4" draw:text-style-name="P5" svg:width="9.579cm" svg:height="1.285cm" svg:x="3.485cm" svg:y="2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4" draw:style-name="gr4" draw:text-style-name="P5" svg:width="9.579cm" svg:height="1.285cm" svg:x="3.485cm" svg:y="4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4" draw:style-name="gr4" draw:text-style-name="P5" svg:width="9.579cm" svg:height="1.285cm" svg:x="3.485cm" svg:y="6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4" draw:style-name="gr4" draw:text-style-name="P5" svg:width="9.579cm" svg:height="1.285cm" svg:x="3.485cm" svg:y="8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4" draw:style-name="gr4" draw:text-style-name="P5" svg:width="9.579cm" svg:height="1.285cm" svg:x="3.485cm" svg:y="10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4" draw:style-name="gr4" draw:text-style-name="P5" svg:width="9.579cm" svg:height="1.285cm" svg:x="3.485cm" svg:y="12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4" draw:style-name="gr4" draw:text-style-name="P5" svg:width="9.579cm" svg:height="1.285cm" svg:x="3.485cm" svg:y="14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4" draw:style-name="gr4" draw:text-style-name="P5" svg:width="9.579cm" svg:height="1.285cm" svg:x="3.485cm" svg:y="16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4" draw:style-name="gr4" draw:text-style-name="P5" svg:width="9.579cm" svg:height="1.285cm" svg:x="3.485cm" svg:y="18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4" draw:style-name="gr4" draw:text-style-name="P5" svg:width="9.579cm" svg:height="1.285cm" svg:x="3.485cm" svg:y="2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Forme5" draw:style-name="gr5" draw:text-style-name="P7" svg:width="6.43cm" svg:height="0.489cm" svg:x="5.046cm" svg:y="1.346cm"><draw:text-box><text:p text:style-name="P4">Gérer ses informations</text:p></draw:text-box></draw:frame><draw:frame text:anchor-type="paragraph" draw:z-index="19" draw:name="Forme5" draw:style-name="gr5" draw:text-style-name="P7" svg:width="6.43cm" svg:height="0.976cm" svg:x="5.046cm" svg:y="3.161cm"><draw:text-box><text:p text:style-name="P4">Gérer les prestations (ajout, suppresion)</text:p></draw:text-box></draw:frame><draw:frame text:anchor-type="paragraph" draw:z-index="20" draw:name="Forme5" draw:style-name="gr5" draw:text-style-name="P7" svg:width="6.43cm" svg:height="0.489cm" svg:x="5.046cm" svg:y="5.346cm"><draw:text-box><text:p text:style-name="P4">Parcourir le catalogue</text:p></draw:text-box></draw:frame><draw:frame text:anchor-type="paragraph" draw:z-index="21" draw:name="Forme5" draw:style-name="gr5" draw:text-style-name="P7" svg:width="6.43cm" svg:height="0.976cm" svg:x="5.046cm" svg:y="7.135cm"><draw:text-box><text:p text:style-name="P4">Créer un coffret et y ajouter des prestations</text:p></draw:text-box></draw:frame><draw:frame text:anchor-type="paragraph" draw:z-index="22" draw:name="Forme5" draw:style-name="gr5" draw:text-style-name="P7" svg:width="6.43cm" svg:height="0.489cm" svg:x="5.046cm" svg:y="9.347cm"><draw:text-box><text:p text:style-name="P4">Valider et payer coffre</text:p></draw:text-box></draw:frame><draw:frame text:anchor-type="paragraph" draw:z-index="23" draw:name="Forme5" draw:style-name="gr5" draw:text-style-name="P7" svg:width="6.43cm" svg:height="0.489cm" svg:x="5.046cm" svg:y="11.347cm"><draw:text-box><text:p text:style-name="P4">Consulter le coffret</text:p></draw:text-box></draw:frame><draw:frame text:anchor-type="paragraph" draw:z-index="24" draw:name="Forme5" draw:style-name="gr5" draw:text-style-name="P7" svg:width="6.43cm" svg:height="0.489cm" svg:x="5.046cm" svg:y="13.347cm"><draw:text-box><text:p text:style-name="P4">Verser le montant de son choix</text:p></draw:text-box></draw:frame><draw:frame text:anchor-type="paragraph" draw:z-index="25" draw:name="Forme5" draw:style-name="gr5" draw:text-style-name="P7" svg:width="6.43cm" svg:height="0.489cm" svg:x="5.046cm" svg:y="15.348cm"><draw:text-box><text:p text:style-name="P4">Ajouter un message</text:p></draw:text-box></draw:frame><draw:frame text:anchor-type="paragraph" draw:z-index="26" draw:name="Forme5" draw:style-name="gr5" draw:text-style-name="P7" svg:width="6.43cm" svg:height="0.489cm" svg:x="5.046cm" svg:y="17.348cm"><draw:text-box><text:p text:style-name="P4">Générer l’URL cadeau</text:p></draw:text-box></draw:frame><draw:frame text:anchor-type="paragraph" draw:z-index="27" draw:name="Forme5" draw:style-name="gr5" draw:text-style-name="P7" svg:width="6.43cm" svg:height="0.489cm" svg:x="5.046cm" svg:y="19.348cm"><draw:text-box><text:p text:style-name="P4">Suivre URL cadeau</text:p></draw:text-box></draw:frame><draw:frame text:anchor-type="paragraph" draw:z-index="28" draw:name="Forme5" draw:style-name="gr5" draw:text-style-name="P7" svg:width="6.43cm" svg:height="0.489cm" svg:x="5.046cm" svg:y="21.348cm"><draw:text-box><text:p text:style-name="P4">Visualiser les prestations du coffret</text:p></draw:text-box></draw:frame><draw:line text:anchor-type="paragraph" draw:z-index="29" draw:name="Forme1" draw:style-name="gr1" draw:text-style-name="P4" svg:x1="16.748cm" svg:y1="11.823cm" svg:x2="16.325cm" svg:y2="12.987cm"><text:p/></draw:line><draw:line text:anchor-type="paragraph" draw:z-index="30" draw:name="Forme1" draw:style-name="gr1" draw:text-style-name="P4" svg:x1="16.748cm" svg:y1="11.823cm" svg:x2="17.193cm" svg:y2="12.987cm"><text:p/></draw:line><draw:line text:anchor-type="paragraph" draw:z-index="31" draw:name="Forme1" draw:style-name="gr1" draw:text-style-name="P4" svg:x1="16.748cm" svg:y1="10.892cm" svg:x2="16.748cm" svg:y2="11.823cm"><text:p/></draw:line><draw:line text:anchor-type="paragraph" draw:z-index="32" draw:name="Forme1" draw:style-name="gr1" draw:text-style-name="P4" svg:x1="16.346cm" svg:y1="11.823cm" svg:x2="16.748cm" svg:y2="11.061cm"><text:p/></draw:line><draw:line text:anchor-type="paragraph" draw:z-index="33" draw:name="Forme1" draw:style-name="gr1" draw:text-style-name="P4" svg:x1="17.235cm" svg:y1="11.696cm" svg:x2="16.748cm" svg:y2="11.061cm"><text:p/></draw:line><draw:custom-shape text:anchor-type="paragraph" draw:z-index="34" draw:name="Forme2" draw:style-name="gr2" draw:text-style-name="P5" svg:width="0.689cm" svg:height="0.689cm" svg:x="16.388cm" svg:y="1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Forme1" draw:style-name="gr1" draw:text-style-name="P4" svg:x1="16.476cm" svg:y1="3.433cm" svg:x2="16.053cm" svg:y2="4.597cm"><text:p/></draw:line><draw:line text:anchor-type="paragraph" draw:z-index="36" draw:name="Forme1" draw:style-name="gr1" draw:text-style-name="P4" svg:x1="16.476cm" svg:y1="3.433cm" svg:x2="16.921cm" svg:y2="4.597cm"><text:p/></draw:line><draw:line text:anchor-type="paragraph" draw:z-index="37" draw:name="Forme1" draw:style-name="gr1" draw:text-style-name="P4" svg:x1="16.476cm" svg:y1="2.501cm" svg:x2="16.476cm" svg:y2="3.432cm"><text:p/></draw:line><draw:line text:anchor-type="paragraph" draw:z-index="38" draw:name="Forme1" draw:style-name="gr1" draw:text-style-name="P4" svg:x1="16.074cm" svg:y1="3.433cm" svg:x2="16.476cm" svg:y2="2.671cm"><text:p/></draw:line><draw:line text:anchor-type="paragraph" draw:z-index="39" draw:name="Forme1" draw:style-name="gr1" draw:text-style-name="P4" svg:x1="16.963cm" svg:y1="3.306cm" svg:x2="16.476cm" svg:y2="2.671cm"><text:p/></draw:line><draw:custom-shape text:anchor-type="paragraph" draw:z-index="40" draw:name="Forme2" draw:style-name="gr2" draw:text-style-name="P5" svg:width="0.689cm" svg:height="0.689cm" svg:x="16.117cm" svg:y="1.8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Forme5" draw:style-name="gr6" draw:text-style-name="P7" svg:width="2.964cm" svg:height="0.976cm" svg:x="14.661cm" svg:y="8.971cm"><draw:text-box><text:p text:style-name="P4">Participant a la cagnotte</text:p></draw:text-box></draw:frame><draw:frame text:anchor-type="paragraph" draw:z-index="43" draw:name="Forme5" draw:style-name="gr6" draw:text-style-name="P7" svg:width="2.964cm" svg:height="0.847cm" svg:x="14.933cm" svg:y="0.767cm"><draw:text-box><text:p text:style-name="P4">Administrateur</text:p></draw:text-box></draw:frame><draw:line text:anchor-type="paragraph" draw:z-index="44" draw:name="Forme6" draw:style-name="gr1" draw:text-style-name="P4" svg:x1="0.97cm" svg:y1="5.724cm" svg:x2="3.485cm" svg:y2="5.556cm"><text:p/></draw:line><draw:line text:anchor-type="paragraph" draw:z-index="45" draw:name="Forme6" draw:style-name="gr1" draw:text-style-name="P4" svg:x1="0.97cm" svg:y1="5.724cm" svg:x2="3.485cm" svg:y2="7.566cm"><text:p/></draw:line><draw:line text:anchor-type="paragraph" draw:z-index="46" draw:name="Forme6" draw:style-name="gr1" draw:text-style-name="P4" svg:x1="0.97cm" svg:y1="5.724cm" svg:x2="3.485cm" svg:y2="1.69cm"><text:p/></draw:line><draw:line text:anchor-type="paragraph" draw:z-index="47" draw:name="Forme6" draw:style-name="gr1" draw:text-style-name="P4" svg:x1="0.97cm" svg:y1="5.724cm" svg:x2="3.485cm" svg:y2="9.553cm"><text:p/></draw:line><draw:line text:anchor-type="paragraph" draw:z-index="48" draw:name="Forme6" draw:style-name="gr1" draw:text-style-name="P4" svg:x1="15.413cm" svg:y1="2.681cm" svg:x2="13.063cm" svg:y2="1.579cm"><text:p/></draw:line><draw:line text:anchor-type="paragraph" draw:z-index="49" draw:name="Forme6" draw:style-name="gr1" draw:text-style-name="P4" svg:x1="15.413cm" svg:y1="2.681cm" svg:x2="13.063cm" svg:y2="3.63cm"><text:p/></draw:line><draw:line text:anchor-type="paragraph" draw:z-index="50" draw:name="Forme6" draw:style-name="gr1" draw:text-style-name="P4" svg:x1="15.379cm" svg:y1="11.617cm" svg:x2="13.063cm" svg:y2="13.628cm"><text:p/></draw:line><draw:line text:anchor-type="paragraph" draw:z-index="51" draw:name="Forme6" draw:style-name="gr1" draw:text-style-name="P4" svg:x1="15.379cm" svg:y1="11.617cm" svg:x2="13.063cm" svg:y2="11.617cm"><text:p/></draw:line><draw:line text:anchor-type="paragraph" draw:z-index="52" draw:name="Forme6" draw:style-name="gr1" draw:text-style-name="P4" svg:x1="15.379cm" svg:y1="11.617cm" svg:x2="13.063cm" svg:y2="15.558cm"><text:p/></draw:line><draw:line text:anchor-type="paragraph" draw:z-index="53" draw:name="Forme6" draw:style-name="gr1" draw:text-style-name="P4" svg:x1="0.97cm" svg:y1="5.724cm" svg:x2="3.485cm" svg:y2="17.565cm"><text:p/></draw:line><draw:line text:anchor-type="paragraph" draw:z-index="54" draw:name="Forme1" draw:style-name="gr1" draw:text-style-name="P4" svg:x1="16.635cm" svg:y1="20.604cm" svg:x2="16.212cm" svg:y2="21.768cm"><text:p/></draw:line><draw:line text:anchor-type="paragraph" draw:z-index="55" draw:name="Forme1" draw:style-name="gr1" draw:text-style-name="P4" svg:x1="16.635cm" svg:y1="20.604cm" svg:x2="17.08cm" svg:y2="21.768cm"><text:p/></draw:line><draw:line text:anchor-type="paragraph" draw:z-index="56" draw:name="Forme1" draw:style-name="gr1" draw:text-style-name="P4" svg:x1="16.635cm" svg:y1="19.673cm" svg:x2="16.635cm" svg:y2="20.604cm"><text:p/></draw:line><draw:line text:anchor-type="paragraph" draw:z-index="57" draw:name="Forme1" draw:style-name="gr1" draw:text-style-name="P4" svg:x1="16.233cm" svg:y1="20.604cm" svg:x2="16.635cm" svg:y2="19.842cm"><text:p/></draw:line><draw:line text:anchor-type="paragraph" draw:z-index="58" draw:name="Forme1" draw:style-name="gr1" draw:text-style-name="P4" svg:x1="17.122cm" svg:y1="20.477cm" svg:x2="16.635cm" svg:y2="19.842cm"><text:p/></draw:line><draw:custom-shape text:anchor-type="paragraph" draw:z-index="59" draw:name="Forme2" draw:style-name="gr2" draw:text-style-name="P5" svg:width="0.689cm" svg:height="0.689cm" svg:x="16.275cm" svg:y="18.9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0" draw:name="Forme5" draw:style-name="gr6" draw:text-style-name="P7" svg:width="2.964cm" svg:height="0.976cm" svg:x="15.127cm" svg:y="17.679cm"><draw:text-box><text:p text:style-name="P4">Destinataire du coffret</text:p></draw:text-box></draw:frame><draw:line text:anchor-type="paragraph" draw:z-index="61" draw:name="Forme6" draw:style-name="gr1" draw:text-style-name="P4" svg:x1="15.831cm" svg:y1="20.232cm" svg:x2="13.063cm" svg:y2="21.643cm"><text:p/></draw:line><draw:line text:anchor-type="paragraph" draw:z-index="62" draw:name="Forme6" draw:style-name="gr1" draw:text-style-name="P4" svg:x1="15.831cm" svg:y1="20.232cm" svg:x2="13.063cm" svg:y2="19.549cm"><text:p/></draw:line><draw:line text:anchor-type="paragraph" draw:z-index="1" draw:name="Forme1" draw:style-name="gr1" draw:text-style-name="P4" svg:x1="0.187cm" svg:y1="6.17cm" svg:x2="0.632cm" svg:y2="7.334cm"><text:p/></draw:line><draw:custom-shape text:anchor-type="paragraph" draw:z-index="5" draw:name="Forme2" draw:style-name="gr2" draw:text-style-name="P5" svg:width="0.689cm" svg:height="0.689cm" svg:x="-0.173cm" svg:y="4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1" draw:name="Forme5" draw:style-name="gr6" draw:text-style-name="P7" svg:width="2.964cm" svg:height="0.976cm" svg:x="-1.66cm" svg:y="3.48cm"><draw:text-box><text:p text:style-name="P4">Créateur du coffret</text:p></draw:text-box></draw:frame><draw:line text:anchor-type="paragraph" draw:z-index="63" draw:name="Forme6" draw:style-name="gr1" draw:text-style-name="P4" svg:x1="15.379cm" svg:y1="11.617cm" svg:x2="13.063cm" svg:y2="1.579cm"><text:p/></draw:line><draw:line text:anchor-type="paragraph" draw:z-index="64" draw:name="Forme6" draw:style-name="gr1" draw:text-style-name="P4" svg:x1="0.97cm" svg:y1="5.724cm" svg:x2="3.485cm" svg:y2="15.558cm"><text:p/></draw:line><draw:line text:anchor-type="paragraph" draw:z-index="65" draw:name="Forme6" draw:style-name="gr1" draw:text-style-name="P4" svg:x1="0.97cm" svg:y1="5.724cm" svg:x2="3.485cm" svg:y2="11.492cm"><text:p/></draw:line><draw:line text:anchor-type="paragraph" draw:z-index="66" draw:name="Forme6" draw:style-name="gr1" draw:text-style-name="P4" svg:x1="15.831cm" svg:y1="20.232cm" svg:x2="13.063cm" svg:y2="15.55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17:29.908761021</meta:creation-date>
    <dc:date>2018-11-05T13:57:57.408050545</dc:date>
    <meta:editing-duration>PT20M7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  <meta:generator>LibreOffice/5.1.6.2$Linux_X86_64 LibreOffice_project/10m0$Build-2</meta:generator>
  </office:meta>
</office:document-meta>
</file>